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800000212FD5F10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12cm" svg:x="0.973cm" svg:y="4.74cm">
          <draw:image xlink:href="Pictures/100000000000033800000212FD5F10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2T16:18:54.77</meta:creation-date>
    <dc:date>2010-09-10T11:13:09.70</dc:date>
    <meta:editing-duration>PT00H02M07S</meta:editing-duration>
    <meta:editing-cycles>3</meta:editing-cycles>
    <meta:generator>OpenOffice.org/3.1$Win32 OpenOffice.org_project/310m11$Build-9399</meta:generator>
    <meta:document-statistic meta:object-count="1"/>
  </office:meta>
</office:document-meta>
</file>